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1">
      <style:text-properties officeooo:rsid="000db2e0" officeooo:paragraph-rsid="000db2e0"/>
    </style:style>
    <style:style style:name="P5" style:family="paragraph" style:parent-style-name="Text_20_body" style:list-style-name="L1">
      <style:text-properties officeooo:rsid="000f4d88" officeooo:paragraph-rsid="000f4d88"/>
    </style:style>
    <style:style style:name="P6" style:family="paragraph" style:parent-style-name="Text_20_body" style:list-style-name="L1">
      <style:text-properties officeooo:rsid="000f9223" officeooo:paragraph-rsid="000f9223"/>
    </style:style>
    <style:style style:name="P7" style:family="paragraph" style:parent-style-name="Text_20_body" style:list-style-name="L2">
      <style:text-properties officeooo:rsid="0010bb15" officeooo:paragraph-rsid="0010bb15"/>
    </style:style>
    <style:style style:name="T1" style:family="text">
      <style:text-properties officeooo:rsid="000f4d8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Questionnaire pour le rapport individuel</text:span></text:h>
      <text:p text:style-name="Text_20_body">Réponds à ces questions pour t’aider à construire ton rapport personnel :</text:p>
      <text:h text:style-name="Heading_20_4" text:outline-level="4">🔧 Travail réalisé</text:h>
      <text:list text:style-name="L1">
        <text:list-item>
          <text:p text:style-name="P4">J’ai travailler sur les testes ainsi que sur la fonction chargerGraphes et j’ai me suis tenue au courants de comment Flavio procédé</text:p>
        </text:list-item>
        <text:list-item>
          <text:p text:style-name="P4">non je n’ai <text:span text:style-name="T1">pas contribué au développement des fonction hormis chargerGraphes et les testes en relevant se qui ne marchait pas dans la fonctions</text:span></text:p>
        </text:list-item>
        <text:list-item>
          <text:p text:style-name="P5">j’ai entirerement contribuer a cela en analysant cherchant comment manipuler le fichier JSON grace a GSON et a lire toutes les lignes des fichiers Json pour le convertir en graphes.</text:p>
        </text:list-item>
        <text:list-item>
          <text:p text:style-name="P6">En quelque sort oui nous avons déjà fait des testes sur un petit graphe que nous avons créer afin d’avoir le squelette de notre code puis après Flavio a optimisé chaque fonction pour quel puisse marché avec toutes les tailles de graphe(malgrés un echecs).</text:p>
        </text:list-item>
      </text:list>
      <text:h text:style-name="Heading_20_4" text:outline-level="4">⚠️ Difficultés rencontrées</text:h>
      <text:list text:style-name="L2">
        <text:list-item>
          <text:p text:style-name="P7">En somme le lancement de la SAE a été fastidieux car la conversion de Json en graphe n’étant pas « obvious » cela a eu un impact sur l’avancecment de la SAE.</text:p>
        </text:list-item>
        <text:list-item>
          <text:p text:style-name="P7">On ne cache pas l’utilisation de Chat gpt car il nous a permis de comprendre comment s’en sortir notamment pour la conversion Json</text:p>
        </text:list-item>
        <text:list-item>
          <text:p text:style-name="P1">Une fonction t’a-t-elle posé plus de problèmes que les autres ? Laquelle et pourquoi ?</text:p>
        </text:list-item>
      </text:list>
      <text:h text:style-name="Heading_20_4" text:outline-level="4">🎓 Compétences et acquis mobilisés</text:h>
      <text:list text:style-name="L3">
        <text:list-item>
          <text:p text:style-name="P2">Quelles compétences de ton parcours de formation as-tu mobilisées ? (ex : Java, graphes, parcours en largeur, analyse d’algorithmes…)</text:p>
        </text:list-item>
        <text:list-item>
          <text:p text:style-name="P2">Quelles notions as-tu apprises ou consolidées grâce à cette SAé ? (ex : distance maximale, centralité, parcours BFS vs DFS)</text:p>
        </text:list-item>
        <text:list-item>
          <text:p text:style-name="P2">As-tu mieux compris certaines structures de données (listes, ensembles, files, maps) grâce à ce travail ?</text:p>
        </text:list-item>
      </text:list>
      <text:h text:style-name="Heading_20_4" text:outline-level="4">✅ Compétences visées (rédige en montrant que tu les maîtrises)</text:h>
      <text:list text:style-name="L4">
        <text:list-item>
          <text:p text:style-name="P3">Comment as-tu découpé le problème pour mieux le résoudre (AC12.01) ?</text:p>
        </text:list-item>
        <text:list-item>
          <text:p text:style-name="P3">As-tu comparé plusieurs façons de calculer une distance ou un parcours ? Si oui, lesquelles (AC12.02) ?</text:p>
        </text:list-item>
        <text:list-item>
          <text:p text:style-name="P3">As-tu utilisé des outils mathématiques comme des graphes ou des notions de distance pour structurer ton travail ? (AC12.03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7:19:32.109549164</meta:creation-date>
    <dc:date>2025-06-02T18:28:28.233071376</dc:date>
    <meta:editing-duration>PT3M31S</meta:editing-duration>
    <meta:editing-cycles>1</meta:editing-cycles>
    <meta:document-statistic meta:table-count="0" meta:image-count="0" meta:object-count="0" meta:page-count="1" meta:paragraph-count="19" meta:word-count="343" meta:character-count="2019" meta:non-whitespace-character-count="1708"/>
    <meta:generator>LibreOffice/24.2.7.2$Linux_X86_64 LibreOffice_project/420$Build-2</meta:generator>
  </office:meta>
</office:document-meta>
</file>